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ff55" officeooo:paragraph-rsid="0006ff55"/>
    </style:style>
    <style:style style:name="T1" style:family="text">
      <style:text-properties officeooo:rsid="00065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: <text:span text:style-name="T1">Drosophila, a model for short time memory : research of a gene of interest</text:span></text:h>
      <text:h text:style-name="Heading_20_1" text:outline-level="1">Introduction</text:h>
      <text:p text:style-name="P1">First of all, we need to identify a gene linked with short time memory in drosophila. Then, we have to find the equivalent gene in human genome. </text:p>
      <text:h text:style-name="Heading_20_1" text:outline-level="1">Methods</text:h>
      <text:p text:style-name="P1"/>
      <text:h text:style-name="Heading_20_1" text:outline-level="1">What to expect</text:h>
      <text:h text:style-name="Heading_20_1" text:outline-level="1">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language="en" fo:country="GB" fo:font-weight="bold" style:font-size-asian="130%" style:font-weight-asian="bold" style:font-size-complex="130%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6:35:38.295977771</meta:creation-date>
    <dc:date>2016-12-01T06:51:54.516297021</dc:date>
    <meta:editing-duration>PT16M1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48" meta:character-count="269" meta:non-whitespace-character-count="226"/>
  </office:meta>
</office:document-meta>
</file>